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3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7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5.00pt" fo:font-weight="normal" fo:font-family="Arial" style:font-family-asian="Arial" style:font-family-complex="Arial" fo:background-color="transparent" fo:color="#252525"/>
    </style:style>
    <style:style style:name="T22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5.00pt" fo:font-weight="normal" fo:font-family="Arial" style:font-family-asian="Arial" style:font-family-complex="Arial" fo:background-color="transparent" fo:color="#252525"/>
    </style:style>
    <style:style style:name="T24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5.00pt" fo:font-weight="normal" fo:font-family="Arial" style:font-family-asian="Arial" style:font-family-complex="Arial" fo:background-color="transparent" fo:color="#252525"/>
    </style:style>
    <style:style style:name="T26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5.00pt" fo:font-weight="normal" fo:font-family="Arial" style:font-family-asian="Arial" style:font-family-complex="Arial" fo:background-color="transparent" fo:color="#252525"/>
    </style:style>
    <style:style style:name="T28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29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31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2">Universidad Técnica Nacional </text:span></text:p>
      <text:p text:style-name="P1"><text:span text:style-name="T3"/></text:p>
      <text:p text:style-name="P1"><text:span text:style-name="T3"/></text:p>
      <text:p text:style-name="P1"><text:span text:style-name="T4">Proyecto de Ingeniería en software 2014 </text:span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6"><text:s text:c="10"/>Programación 1</text:span></text:p>
      <text:p text:style-name="P1"><text:span text:style-name="T7"/></text:p>
      <text:p text:style-name="P1"><text:span text:style-name="T8"><text:s text:c="24"/>Profesor: Efrén Jimenez</text:span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10"><text:s text:c="10"/>Estudiantes: </text:span></text:p>
      <text:p text:style-name="P1"><text:span text:style-name="T11"/></text:p>
      <text:p text:style-name="P1"><text:span text:style-name="T11"/></text:p>
      <text:p text:style-name="P1"><text:span text:style-name="T12"><text:s text:c="28"/>Juan Daniel Vargas Cordero</text:span></text:p>
      <text:p text:style-name="P1"><text:span text:style-name="T13"/></text:p>
      <text:p text:style-name="P1"><text:span text:style-name="T14"><text:s text:c="28"/><text:tab/>Hernán De la O Porras</text:span></text:p>
      <text:p text:style-name="P1"><text:span text:style-name="T15"/></text:p>
      <text:p text:style-name="P1"><text:span text:style-name="T15"/></text:p>
      <text:p text:style-name="P1"><text:span text:style-name="T15"/></text:p>
      <text:p text:style-name="P1"><text:span text:style-name="T15"/></text:p>
      <text:p text:style-name="P1"><text:span text:style-name="T15"/></text:p>
      <text:p text:style-name="P1"><text:span text:style-name="T15"/></text:p>
      <text:p text:style-name="P1"><text:span text:style-name="T15"/></text:p>
      <text:p text:style-name="P1"><text:span text:style-name="T15"/></text:p>
      <text:p text:style-name="P1"><text:span text:style-name="T16">Fecha de entrega :<text:s text:c="8"/>Sábado 8 de noviembre de 2014.</text:span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8">Descripción de proyecto 4 en línea Programación 1 :</text:span></text:p>
      <text:p text:style-name="P1"><text:span text:style-name="T19"/></text:p>
      <text:p text:style-name="P1"><text:span text:style-name="T19"/></text:p>
      <text:p text:style-name="P1"><text:span text:style-name="T19"/></text:p>
      <text:p text:style-name="P1"><text:span text:style-name="T20">4 en Línea o Conecta 4 y<text:s/></text:span><text:span text:style-name="T21">también conocido como 4 en linea en algunas versiones, en el que se introducen fichas en un tablero con el objetivo de alinear cuatro consecutivas de un mismo color. Fue creado en 1974<text:s text:c="3"/>por Ned Strongin y Howard Wexler para Milton Bradley Company.</text:span></text:p>
      <text:p text:style-name="P1"><text:span text:style-name="T22"/></text:p>
      <text:p text:style-name="P1"><text:span text:style-name="T23">El objetivo del juego consiste en<text:s text:c="2"/>alinear cuatro fichas sobre un tablero formado por seis filas y siete columnas. Cada jugador dispone de 21 fichas de un color distinto al del adversario.</text:span></text:p>
      <text:p text:style-name="P1"><text:span text:style-name="T24"/></text:p>
      <text:p text:style-name="P1"><text:span text:style-name="T25">Por turnos, los jugadores deben introducir una ficha en la columna que prefieran (siempre que no esté completa) y ésta caerá a la posición más baja. Gana la partida el primero que consiga alinear cuatro fichas consecutivas de un mismo color en horizontal, vertical o diagonal.</text:span><text:span text:style-name="T26"><text:s/></text:span><text:span text:style-name="T27">Si todas las columnas están llenas pero nadie ha hecho una fila válida, se declara la partida como empate.</text:span><text:span text:style-name="T28"/></text:p>
      <text:p text:style-name="P1"><text:span text:style-name="T28"/></text:p>
      <text:p text:style-name="P1"><text:span text:style-name="T28"/></text:p>
      <text:p text:style-name="P1"><text:span text:style-name="T29">Solución del problema:</text:span></text:p>
      <text:p text:style-name="P1"><text:span text:style-name="T30"/></text:p>
      <text:p text:style-name="P1"><text:span text:style-name="T30">Para este proyecto se pensó en utilizar una matriz de caracteres, para guardar las fichas ( X , Y<text:s text:c="2"/>) .</text:span></text:p>
      <text:p text:style-name="P1"><text:span text:style-name="T30">Se pensó crear un tablero con parentesis y en medio de los<text:s text:c="2"/>parentesis una variable que almacenara la ficha, se utilizó una variable llamada turno para determinar si era el turno del jugador uno o dos, además se pensó en pedir únicamente la columna en que él usuario deseara insertar la ficha y se creó un método para simular lo que pasa en el juego real, que él usuario inserta una ficha y esta cae hasta la primera fila disponible, y para validar si él usuario había insertado cuatro de sus fichas vertical, horizontal o diagonalmente se crearon varios métodos que simularan esto, lo que estos hacen es recorrer la matríz y guardar en un array las fichas en el tablero. </text:span></text:p>
      <text:p text:style-name="P1"><text:span text:style-name="T30"/></text:p>
      <text:p text:style-name="P1"><text:span text:style-name="T31">Análisis de resultados:</text:span></text:p>
      <text:p text:style-name="P1"><text:span text:style-name="T32"/></text:p>
      <text:p text:style-name="P1"><text:span text:style-name="T32">Partes completas:</text:span></text:p>
      <text:p text:style-name="P1"><text:span text:style-name="T32">Las validaciones están funcionando completamente al igual que la colocación de las fichas. El control de las estadísticas se ha podido hacer. Se cree que no hay ningún método defectuoso.</text:span></text:p>
      <text:p text:style-name="P1"><text:span text:style-name="T32"/></text:p>
      <text:p text:style-name="P1"><text:span text:style-name="T32"/></text:p>
      <text:p text:style-name="P1"><text:span text:style-name="T33">Conclusión :</text:span></text:p>
      <text:p text:style-name="P1"><text:span text:style-name="T34"/></text:p>
      <text:p text:style-name="P1"><text:span text:style-name="T35">Con el presente proyecto hemos aprendido un poco más acerca de la realización de juegos de mesa en la programación en java la cual sirve para fomentar la educación y la práctica con respecto al software y llamar más la atención de quienes disfrutan de la relación con dicho proyecto y demás ejemplos de programación. </text:span></text:p>
      <text:p text:style-name="P1"><text:span text:style-name="T36"/></text:p>
      <text:p text:style-name="P1"><text:span text:style-name="T37">Este proyecto ha sido realizado con la finalidad de comprender y desarrollar de manera eficaz el aprendizaje en la programación y sobretodo para cumplir con nuestras expectativas de la realización de proyectos nuevos que se presten para innovar en futuros proyectos y otros trabajos relacionados con el proyecto a presentar.</text:span></text:p>
      <text:p text:style-name="P1"><text:span text:style-name="T38"/></text:p>
      <text:p text:style-name="P1"><text:span text:style-name="T39">El 4 en línea se presta como ejemplo en la programación para dar a entender que en el software existen muchas opciones a elegir para crear mediante la programación ya sea en java, Phyton y demás... </text:span></text:p>
      <text:p text:style-name="P1"><text:span text:style-name="T40"/></text:p>
      <text:p text:style-name="P1"><text:span text:style-name="T41">Esperamos haber concluido de manera eficiente con el objetivo del proyecto y haber dejado una pizca de aprendizaje con respecto a la programación del 4 en línea en java al profesor y demás compañeros.</text:span></text:p>
      <text:p text:style-name="P1"><text:span text:style-name="T42"/></text:p>
      <text:p text:style-name="P1"><text:span text:style-name="T4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